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Liberaetion serif" svg:font-family="'Liberaetion serif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UBUcuerpoTrabajo">
      <style:text-properties style:font-name="Liberation Serif"/>
    </style:style>
    <style:style style:name="P2" style:family="paragraph" style:parent-style-name="UBUcuerpoTrabajo">
      <style:text-properties style:font-name="Liberation Serif" style:text-underline-style="none"/>
    </style:style>
    <style:style style:name="P3" style:family="paragraph" style:parent-style-name="UBUcuerpoTrabajo" style:list-style-name="L1">
      <style:text-properties style:font-name="Liberation Serif" style:text-underline-style="none"/>
    </style:style>
    <style:style style:name="P4" style:family="paragraph" style:parent-style-name="UBUcuerpoTrabajo" style:list-style-name="L1">
      <style:text-properties style:font-name="Liberation Serif"/>
    </style:style>
    <style:style style:name="P5" style:family="paragraph" style:parent-style-name="UBUcuerpoTrabajo">
      <style:text-properties style:font-name="Liberaetion serif"/>
    </style:style>
    <style:style style:name="P6" style:family="paragraph" style:parent-style-name="UBUcuerpoTrabajo">
      <style:text-properties style:font-name="Liberaetion serif" style:text-underline-style="none"/>
    </style:style>
    <style:style style:name="P7" style:family="paragraph" style:parent-style-name="UBUcuerpoTrabajo" style:list-style-name="L2">
      <style:text-properties style:font-name="Liberaetion serif" style:text-underline-style="none"/>
    </style:style>
    <style:style style:name="P8" style:family="paragraph" style:parent-style-name="UBUcuerpoTrabajo">
      <style:paragraph-properties fo:break-before="page"/>
      <style:text-properties style:font-name="Liberation Serif" style:text-underline-style="none"/>
    </style:style>
    <style:style style:name="P9" style:family="paragraph" style:parent-style-name="Heading_20_2">
      <style:text-properties style:text-underline-style="none"/>
    </style:style>
    <style:style style:name="P10" style:family="paragraph" style:parent-style-name="Text_20_body">
      <style:text-properties style:text-underline-style="non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style:text-underline-style="none"/>
    </style:style>
    <style:style style:name="T5" style:family="text">
      <style:text-properties style:font-name="Liberaetion serif"/>
    </style:style>
    <style:style style:name="T6" style:family="text">
      <style:text-properties style:font-name="Liberaetion serif"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rabajos relacionados </text:h>
      <text:h text:style-name="P9" text:outline-level="2">INE</text:h>
      <text:p text:style-name="P2">El Instituto Nacional de Estadística (http://www.ine.es/welcome.shtml), es un organismo autónomo de España encargado de la coordinación general de los servicios estadísticos de la Administración General del Estado y la vigilancia , control y supervisión de los procedimientos técnicos de los mismos. </text:p>
      <text:p text:style-name="P1"><text:span text:style-name="T1">Destacan entre sus trabajos estadísticos los relacionados con la demografía, economía y sociedad españolas </text:span><text:span text:style-name="T1"><text:bibliography-mark text:identifier="INE" text:bibliography-type="www" text:author="colaboradores de Wikipedia" text:publisher=" Wikipedia, La enciclopedia libre." text:title="Instituto Nacional de Estadística (España)" text:url=" https://es.wikipedia.org/w/index.php?title=Instituto_Nacional_de_Estad%C3%ADstica_(Espa%C3%B1a)&amp;oldid=97935127">[INE]</text:bibliography-mark></text:span><text:span text:style-name="T1">.</text:span></text:p>
      <text:p text:style-name="P2"/>
      <text:p text:style-name="P2">El INE utiliza varios programas informáticos:</text:p>
      <text:p text:style-name="P2"/>
      <text:list xml:id="list445782382349217689" text:style-name="L1">
        <text:list-item>
          <text:p text:style-name="P4"><text:span text:style-name="T2">SOROLLA: </text:span><text:span text:style-name="T1">Es un sistema de apoyo a la gestión económica de los centros gestores públicos. Entre otras herramientas, se destaca un módulo de elaboración de informes de ejecución presupuestaria (AVANCE). </text:span></text:p>
          <text:p text:style-name="P3">Cuenta con un módulo para elaboración de <text:s/>documentación tributaria relativa a los pagos realizados a personas físicas y jurídicas. Por lo que, ayuda en la elaboración de modelos estadísticos predictivos, sobre la base de la elaboración de los presupuestos.</text:p>
        </text:list-item>
        <text:list-item>
          <text:p text:style-name="P4"><text:span text:style-name="T2">GRECO:</text:span><text:span text:style-name="T1"> Es un software para el análisis y tratamiento estadístico relativo al turismo, referido a alojamientos, hoteles, casas rurales, etc.</text:span></text:p>
        </text:list-item>
        <text:list-item>
          <text:p text:style-name="P4"><text:span text:style-name="T2">CELEC:</text:span><text:span text:style-name="T1"> Software que se encarga de analizar datos estadísticos relativos al censo de población, extenso y completo. Es el mas utilizado por el INE.</text:span></text:p>
        </text:list-item>
        <text:list-item>
          <text:p text:style-name="P4"><text:span text:style-name="T2">OCR:</text:span><text:span text:style-name="T1"> Programa que se encarga de analizar los nacimientos, defunciones, matrimonios y partos de la población. <text:s/>Realiza un estudio de las variaciones de la población española</text:span></text:p>
        </text:list-item>
        <text:list-item>
          <text:p text:style-name="P4"><text:span text:style-name="T2">IDA PADRÓN. </text:span><text:span text:style-name="T1">Software para el análisis y tratamiento de los datos de empadronamiento, se analizan mediante un censo de población junto con un censo de viviendas con una periodicidad de diez años.</text:span></text:p>
        </text:list-item>
        <text:list-item>
          <text:p text:style-name="P4"><text:span text:style-name="T2">EPF.</text:span><text:span text:style-name="T1"> <text:s/>Aplicación que gestiona las encuestas que hacen referencia a los presupuestos familiares.</text:span></text:p>
        </text:list-item>
      </text:list>
      <text:h text:style-name="Heading_20_3" text:outline-level="3">Sitio web del INE</text:h>
      <text:p text:style-name="P2">La página web del INE cuenta con un software muy parecido al que se ha desarrollado en esta aplicación. </text:p>
      <text:p text:style-name="P2">Analizando esta página,se puede observar que cuenta con un software que muestra tablas y gráficos, de una manera muy similar a la nuestra. No todas las variables económicas que se muestran tienen la posibilidad de verse filtradas en una tabla, ni se puede visualizar su correspondiente gráfico</text:p>
      <text:p text:style-name="P2">Una diferencia importante con nuestra aplicación es, lo poco intuitiva que es ya que cuesta mucho encontrar los datos que se están buscando.</text:p>
      <text:p text:style-name="P2">La página web no va destinada directamente a la creación de tablas y gráficos, sino a dar a conocer que es el INE, sus métodos y proyectos y sus productos o servicios. </text:p>
      <text:p text:style-name="P8"/>
      <text:p text:style-name="P2">Se puede observar que no existe ningún método para poder comparar dos variables económicas, como se puede hacer en la aplicación.</text:p>
      <text:p text:style-name="P2">En cuanto a las similitudes, se destaca que también se pueden exportar los datos en distintos tipos de ficheros tales como “.xls” o “.pdf”.</text:p>
      <text:p text:style-name="UBUcuerpoTrabajo"><text:span text:style-name="T4">Si se desea conocer más acerca del sitio web del INE visitar su página web: </text:span><text:a xlink:type="simple" xlink:href="http://www.ine.es/welcome.shtml" text:style-name="Internet_20_link" text:visited-style-name="Visited_20_Internet_20_Link"><text:span text:style-name="T3">http://www.ine.es/welcome.shtml</text:span></text:a></text:p>
      <text:p text:style-name="UBUcuerpoTrabajo"/>
      <text:h text:style-name="P9" text:outline-level="2">Boletín de coyuntura económica</text:h>
      <text:p text:style-name="P5"><text:span text:style-name="T1">Es una publicación que se elabora desde el año 2009 creada por el equipo multidisciplinar de Coyuntura radicado en la Facultad de Ciencias Económicas y Empresariales de la Universidad de Burgos, formado por 16 profesores, de los departamentos de Economía Aplicada, Economía y Administración de Empresas y Derecho. En colaboración Caja Viva Caja Rural., se analiza la evolución económica coyuntural de Burgos</text:span><text:span text:style-name="T1"><text:bibliography-mark text:identifier="COY" text:bibliography-type="article" text:author="UBU" text:title="Presentado el último número del Boletín de Coyuntura Económica" text:year="2016" text:url="http://www.ubu.es/noticias/presentado-el-ultimo-numero-del-boletin-de-coyuntura-economica">[COY]</text:bibliography-mark></text:span><text:span text:style-name="T1">.</text:span></text:p>
      <text:p text:style-name="P6"/>
      <text:p text:style-name="P6">Este análisis se desglosa en varios sectores:</text:p>
      <text:list xml:id="list774833708717545198" text:style-name="L2">
        <text:list-item>
          <text:p text:style-name="P7">Agrícola</text:p>
        </text:list-item>
        <text:list-item>
          <text:p text:style-name="P7">Industrial</text:p>
        </text:list-item>
        <text:list-item>
          <text:p text:style-name="P7">Construcción</text:p>
        </text:list-item>
        <text:list-item>
          <text:p text:style-name="P7">Servicios.</text:p>
          <text:p text:style-name="P7"/>
        </text:list-item>
      </text:list>
      <text:p text:style-name="P6">Dentro de estos sectores se hace especial hincapié en el turismo y comercio y el sector financiero. Este análisis sirve de referencia a autoridades políticas y a los distintos agentes económicos locales en la toma de decisiones.</text:p>
      <text:p text:style-name="UBUcuerpoTrabajo"><text:span text:style-name="T6">Si se desea consultar los boletines de coyuntura económica o conocer a los integrantes del equipo de coyuntura económica de Burgos, puede visitar la siguiente página: </text:span><text:a xlink:type="simple" xlink:href="http://www.ubu.es/departamento-de-economia-aplicada/investigacion-research/grupos-de-investigacion-research-groups/equipo-de-coyuntura-economica-de-burgos" text:style-name="Internet_20_link" text:visited-style-name="Visited_20_Internet_20_Link"><text:span text:style-name="T5">http://www.ubu.es/departamento-de-economia-aplicada/investigacion-research/grupos-de-investigacion-research-groups/equipo-de-coyuntura-economica-de-burgos</text:span>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OpenSymbol" svg:font-family="OpenSymbol"/>
    <style:font-face style:name="Liberaetion serif" svg:font-family="'Liberaetion serif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BUcuerpoTrabajo" style:family="paragraph" style:parent-style-name="Text_20_body">
      <style:paragraph-properties fo:margin-left="0cm" fo:margin-right="0cm" fo:margin-top="0cm" fo:margin-bottom="0cm" fo:text-indent="0.499cm" style:auto-text-indent="false" fo:background-color="transparent">
        <style:background-image/>
      </style:paragraph-properties>
      <style:text-properties style:font-name="Times New Roman" style:font-size-asian="10.5pt"/>
    </style:style>
    <style:style style:name="Heading_20_1" style:display-name="Heading 1" style:family="paragraph" style:parent-style-name="Heading" style:next-style-name="UBUcuerpoTrabajo" style:default-outline-level="1" style:class="text">
      <style:paragraph-properties fo:margin-left="0.75cm" fo:margin-right="0cm" fo:margin-top="0.801cm" fo:margin-bottom="0.199cm" fo:text-indent="-0.25cm" style:auto-text-indent="false" fo:background-color="transparent">
        <style:tab-stops/>
        <style:background-image/>
      </style:paragraph-properties>
      <style:text-properties fo:font-variant="small-caps" style:font-name="Arial" fo:font-size="16pt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75cm" fo:margin-right="0cm" fo:margin-top="0.6cm" fo:margin-bottom="0.199cm" fo:text-indent="-0.25cm" style:auto-text-indent="false">
        <style:tab-stops/>
      </style:paragraph-properties>
      <style:text-properties style:font-name="Arial"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3">
      <number:day number:style="long"/>
      <number:text>/</number:text>
      <number:month number:textual="true"/>
      <number:text>/</number:text>
      <number:year/>
    </number:date-style>
  </office:automatic-styles>
  <office:master-styles>
    <style:master-page style:name="Standard" style:page-layout-name="Mpm1">
      <style:footer>
        <text:p text:style-name="Footer"><text:file-name text:display="name-and-extension">6_TrabajosRelacionados.odt</text:file-name> v.<text:editing-cycles>16</text:editing-cycles> <text:title/><text:modification-date style:data-style-name="N103">30/jun/17</text:modification-date><text:tab/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pa </meta:initial-creator>
    <meta:creation-date>2014-01-25T22:16:03</meta:creation-date>
    <meta:generator>OpenOffice/4.1.3$Win32 OpenOffice.org_project/413m1$Build-9783</meta:generator>
    <dc:date>2017-06-30T15:01:48.74</dc:date>
    <dc:creator>Nelson Páramo Valdivielso</dc:creator>
    <meta:editing-duration>PT3H56M45S</meta:editing-duration>
    <meta:editing-cycles>16</meta:editing-cycles>
    <meta:document-statistic meta:table-count="0" meta:image-count="0" meta:object-count="0" meta:page-count="2" meta:paragraph-count="30" meta:word-count="591" meta:character-count="3918"/>
  </office:meta>
</office:document-meta>
</file>